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08a2f" officeooo:paragraph-rsid="00108a2f"/>
    </style:style>
    <style:style style:name="P2" style:family="paragraph" style:parent-style-name="Standard">
      <style:text-properties officeooo:rsid="00108a2f" officeooo:paragraph-rsid="0010ac74"/>
    </style:style>
    <style:style style:name="P3" style:family="paragraph" style:parent-style-name="Standard">
      <style:text-properties officeooo:rsid="00108a2f" officeooo:paragraph-rsid="0010d44b"/>
    </style:style>
    <style:style style:name="P4" style:family="paragraph" style:parent-style-name="Standard">
      <style:text-properties officeooo:rsid="00108a2f" officeooo:paragraph-rsid="00113dec"/>
    </style:style>
    <style:style style:name="P5" style:family="paragraph" style:parent-style-name="Standard">
      <style:text-properties officeooo:rsid="0010ac74" officeooo:paragraph-rsid="0010ac74"/>
    </style:style>
    <style:style style:name="P6" style:family="paragraph" style:parent-style-name="Standard">
      <style:text-properties officeooo:rsid="00113dec" officeooo:paragraph-rsid="00113dec"/>
    </style:style>
    <style:style style:name="T1" style:family="text">
      <style:text-properties style:font-name="Nimbus Roman No9 L1" style:font-name-asian="Nimbus Roman No9 L1" style:font-name-complex="Nimbus Roman No9 L1"/>
    </style:style>
    <style:style style:name="T2" style:family="text">
      <style:text-properties style:font-name="Nimbus Roman No9 L1" officeooo:rsid="0010ac74" style:font-name-asian="Nimbus Roman No9 L1" style:font-name-complex="Nimbus Roman No9 L1"/>
    </style:style>
    <style:style style:name="T3" style:family="text">
      <style:text-properties style:font-name="Nimbus Roman No9 L1" officeooo:rsid="0010d44b" style:font-name-asian="Nimbus Roman No9 L1" style:font-name-complex="Nimbus Roman No9 L1"/>
    </style:style>
    <style:style style:name="T4" style:family="text">
      <style:text-properties style:font-name="Nimbus Roman No9 L1" officeooo:rsid="00113dec" style:font-name-asian="Nimbus Roman No9 L1" style:font-name-complex="Nimbus Roman No9 L1"/>
    </style:style>
    <style:style style:name="T5" style:family="text">
      <style:text-properties style:font-name="Nimbus Roman No9 L" style:font-name-asian="DejaVu Sans" style:font-name-complex="DejaVu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ércoles</text:p>
      <text:p text:style-name="P1"><text:span text:style-name="T1"/></text:p>
      <text:p text:style-name="P1"><text:span text:style-name="T1">En la mañana</text:span></text:p>
      <text:p text:style-name="P1"><text:span text:style-name="T1">□</text:span><text:span text:style-name="T5"> Encontrar los contraejemplos y los atributos válidos para la parte uno del problema 4.</text:span></text:p>
      <text:p text:style-name="P1"><text:span text:style-name="T5">Usando el algoritmo escrito en el práctico de la tarea pasada.</text:span></text:p>
      <text:p text:style-name="P1"><text:span text:style-name="T5"/></text:p>
      <text:p text:style-name="P1"><text:span text:style-name="T1">En la tarde (discutir y bosquejar)</text:span></text:p>
      <text:p text:style-name="P1"><text:span text:style-name="T1">□</text:span><text:span text:style-name="T5"> Demostración del principio de primalidad para el problema y escritura de recurrencia.</text:span></text:p>
      <text:p text:style-name="P1"><text:span text:style-name="T1">□</text:span><text:span text:style-name="T5"> Seudocódigo de programación dinámica</text:span></text:p>
      <text:p text:style-name="P1"><text:span text:style-name="T5"/></text:p>
      <text:p text:style-name="P1"><text:span text:style-name="T5">Jueves</text:span></text:p>
      <text:p text:style-name="P1"><text:span text:style-name="T5">En la mañana</text:span></text:p>
      <text:p text:style-name="P1"><text:span text:style-name="T1">□ Pasaje a digital de preguntas </text:span></text:p>
      <text:p text:style-name="P1"><text:span text:style-name="T1">□ Pasaje a digital de contraejemplos y atributos validos usando Greedy para parte uno del problema</text:span></text:p>
      <text:p text:style-name="P3"><text:span text:style-name="T1">□ </text:span><text:span text:style-name="T3">Pasaje a digital de demostración de principio de optimalidad y escritura de recurrencias</text:span></text:p>
      <text:p text:style-name="P3"><text:span text:style-name="T3">□ Escritura de algoritmo solución</text:span></text:p>
      <text:p text:style-name="P3"><text:span text:style-name="T3"/></text:p>
      <text:p text:style-name="P5"><text:span text:style-name="T5">En la tarde</text:span></text:p>
      <text:p text:style-name="P2"><text:span text:style-name="T1">□ </text:span><text:span text:style-name="T2">Reescritura de seudocódigo para encontrar solución óptima</text:span></text:p>
      <text:p text:style-name="P4"><text:span text:style-name="T2">□ </text:span><text:span text:style-name="T4">Pasaje a digital</text:span></text:p>
      <text:p text:style-name="P4"><text:span text:style-name="T4"/></text:p>
      <text:p text:style-name="P6"><text:span text:style-name="T2">V</text:span><text:span text:style-name="T1">iernes</text:span></text:p>
      <text:p text:style-name="P4"><text:span text:style-name="T1">□ </text:span><text:span text:style-name="T4">Remachar parches y mandar</text:span></text:p>
      <text:p text:style-name="P4"><text:span text:style-name="T4">□ Comenzar a ver tarea de implementación (¿Repartición de tareas para fin de semana?)</text:span></text:p>
      <text:p text:style-name="P4"><text:span text:style-name="T4"/></text:p>
      <text:p text:style-name="P6"><text:span text:style-name="T1">Sábado, Domingo y Lunes </text:span></text:p>
      <text:p text:style-name="P4"><text:span text:style-name="T4">□ Laburo a huevo para sacar adelante la implementació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family-generic="roma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UY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UY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22:45:25.617387087</meta:creation-date>
    <dc:date>2015-11-03T22:52:51.211441282</dc:date>
    <meta:editing-duration>PT7M26S</meta:editing-duration>
    <meta:editing-cycles>4</meta:editing-cycles>
    <meta:generator>LibreOffice/5.0.1.2.0$Linux_X86_64 LibreOffice_project/00m0$Build-2</meta:generator>
    <meta:document-statistic meta:table-count="0" meta:image-count="0" meta:object-count="0" meta:page-count="1" meta:paragraph-count="21" meta:word-count="147" meta:character-count="886" meta:non-whitespace-character-count="758"/>
  </office:meta>
</office:document-meta>
</file>